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4<text:s/>2<text:s/>4<text:s/></text:span></text:p>
      <text:p text:style-name="P2"><text:span text:style-name="T2_1">-1<text:s/>-1<text:s/>-1<text:s/>-1<text:s/>-1<text:s/>1</text:span></text:p>
      <text:p text:style-name="P3"><text:span text:style-name="T3_1">-1<text:s/>1<text:s/>1<text:s/>-1<text:s/>1<text:s/>1</text:span></text:p>
      <text:p text:style-name="P4"><text:span text:style-name="T4_1">1<text:s/>-1<text:s/>1<text:s/>-1<text:s/>1<text:s/>-1</text:span></text:p>
      <text:p text:style-name="P5"><text:span text:style-name="T5_1">1<text:s/>1<text:s/>1<text:s/>1<text:s/>-1<text:s/>1</text:span></text:p>
      <text:p text:style-name="P6"><text:span text:style-name="T6_1">.1<text:s/>.2<text:s/>.3<text:s/></text:span></text:p>
      <text:p text:style-name="P7"><text:span text:style-name="T7_1">.3<text:s/>.2<text:s/>.1</text:span></text:p>
      <text:p text:style-name="P8"><text:span text:style-name="T8_1">.1<text:s/>-.1<text:s/>.2</text:span></text:p>
      <text:p text:style-name="P9"><text:span text:style-name="T9_1">.1<text:s/>-.1<text:s/>.2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